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gnn</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a721a2a">1. Keeping an Electronic Lab Notebook with Emacs Org Mode</text:a></text:p>
          <text:p text:style-name="Contents_20_1"><text:a xlink:type="simple" xlink:href="#org723d04f">2. <text:span text:style-name="OrgTodo">EXPERIMENT</text:span> <text:span text:style-name="OrgInactiveTimestamp">&lt;31 Aug 2023&gt;</text:span> Title <text:span text:style-name="OrgTags">[<text:span text:style-name="OrgTag">in_progress</text:span>]</text:span></text:a></text:p>
          <text:p text:style-name="Contents_20_2"><text:a xlink:type="simple" xlink:href="#orgc3910f3">2.1. Modified settings and variables for ELNs</text:a></text:p>
          <text:p text:style-name="Contents_20_3"><text:a xlink:type="simple" xlink:href="#org2daab25">2.1.1. Change dates to display as 01 Jan 1970 with the month in characters</text:a></text:p>
          <text:p text:style-name="Contents_20_2"><text:a xlink:type="simple" xlink:href="#org83bfb50">2.2. Example Entry</text:a></text:p>
          <text:p text:style-name="Contents_20_3"><text:a xlink:type="simple" xlink:href="#org37670a7">2.2.1. <text:span text:style-name="OrgActiveTimestamp">&lt; 1 Sep 2023&gt;</text:span> Getting the time in user space <text:span text:style-name="OrgTags">[<text:span text:style-name="OrgTag">in_progress</text:span>]</text:span></text:a></text:p>
        </text:index-body>
      </text:table-of-content>
      <text:h text:style-name="Heading_20_1" text:outline-level="1" text:is-list-header="false">
<text:bookmark-start text:name="OrgXref.orga721a2a"/>
<text:bookmark text:name="orga721a2a"/>Keeping an Electronic Lab Notebook with Emacs Org Mode
<text:bookmark-end text:name="OrgXref.orga721a2a"/></text:h>
      <text:p text:style-name="Text_20_body">Laboratory notebooks have a particular format and set of requirements.  The first is to have proper dates, and titles for each entry.  As such I have (for now) settled on the following format:
</text:p>
      <text:h text:style-name="Heading_20_1" text:outline-level="1" text:is-list-header="false">
<text:bookmark-start text:name="OrgXref.org723d04f"/>
<text:bookmark text:name="org723d04f"/><text:span text:style-name="OrgTodo">EXPERIMENT</text:span> <text:span text:style-name="OrgInactiveTimestamp">&lt;31 Aug 2023&gt;</text:span> Title<text:tab/><text:span text:style-name="OrgTags">[<text:span text:style-name="OrgTag">in_progress</text:span>]</text:span>
<text:bookmark-end text:name="OrgXref.org723d04f"/></text:h>
      <text:p text:style-name="Text_20_body">Each entry starts with the state of the experiment (EXPERIMENT, COMPLETE, FAILED) and then the date that the entry was added.  The date has the month spelled out, to remove the whole number/number/number ambiguity.  This is followed by the title because the dates keep the formatting nicely static and don't produce a ragged left edge.  Each experiment has a tag (not<text:span text:style-name="OrgSubscript">started</text:span>, in<text:span text:style-name="OrgSubscript">progress</text:span>, complete) at the right edge (as dictated by org mode tag formatting).  The tags aren't necessary but are helpful to me in finding where I am with many different experiments in a single notebook.
</text:p>
      <text:p text:style-name="Text_20_body">Work is clocked using org mode clock tables (see 3 lines following the title) using C-c C-x C-i (clock in) and C-c C-x C-o (clock out).  When an experiment is complete it is marked DONE and the clocks are summarized.  At this point a discrete, signed, checkin is made to complete the entry.
</text:p>
      <text:h text:style-name="Heading_20_2" text:outline-level="2" text:is-list-header="false">
<text:bookmark-start text:name="OrgXref.orgc3910f3"/>
<text:bookmark text:name="orgc3910f3"/>Modified settings and variables for ELNs
<text:bookmark-end text:name="OrgXref.orgc3910f3"/></text:h>
      <text:p text:style-name="Text_20_body">The following changes are in my .emacs file for use with ELNs
</text:p>
      <text:h text:style-name="Heading_20_3" text:outline-level="3" text:is-list-header="false">
<text:bookmark-start text:name="OrgXref.org2daab25"/>
<text:bookmark text:name="org2daab25"/>Change dates to display as 01 Jan 1970 with the month in characters
<text:bookmark-end text:name="OrgXref.org2daab25"/></text:h>
      <text:p text:style-name="Text_20_body">;; Setup an org mode custom date to match for ELNs
</text:p>
      <text:p text:style-name="Text_20_body">(setq-default org-display-custom-times t) (setq org-time-stamp-custom-formats '("&lt;%e %b %Y&gt;" . "&lt;%e %b %Y %H:%M&gt;"))
</text:p>
      <text:h text:style-name="Heading_20_2" text:outline-level="2" text:is-list-header="false">
<text:bookmark-start text:name="OrgXref.org83bfb50"/>
<text:bookmark text:name="org83bfb50"/>Example Entry
<text:bookmark-end text:name="OrgXref.org83bfb50"/></text:h>
      <text:h text:style-name="Heading_20_3" text:outline-level="3" text:is-list-header="false">
<text:bookmark-start text:name="OrgXref.org37670a7"/>
<text:bookmark text:name="org37670a7"/><text:span text:style-name="OrgActiveTimestamp">&lt; 1 Sep 2023&gt;</text:span> Getting the time in user space<text:tab/><text:span text:style-name="OrgTags">[<text:span text:style-name="OrgTag">in_progress</text:span>]</text:span>
<text:bookmark-end text:name="OrgXref.org37670a7"/></text:h>
      <text:list text:style-name="OrgNumberedList" text:continue-numbering="false">
        <text:list-item>
          <text:p text:style-name="Text_20_body">
<text:bookmark-start text:name="OrgXref.org3c9a936"/>
<text:bookmark text:name="org3c9a936"/>Hypothesis
<text:bookmark-end text:name="OrgXref.org3c9a936"/></text:p>
          <text:p text:style-name="Text_20_body">What are you trying to show?  Be specific about what you are measuring: time, transactions, size of data, latency etc.
</text:p>
        </text:list-item>
        <text:list-item>
          <text:p text:style-name="Text_20_body">
<text:bookmark-start text:name="OrgXref.orgf00e332"/>
<text:bookmark text:name="orgf00e332"/>How
<text:bookmark-end text:name="OrgXref.orgf00e332"/></text:p>
          <text:p text:style-name="Text_20_body">(Procedures, calculations, equipment)
</text:p>
          <text:list text:style-name="OrgBulletedList" text:continue-numbering="false">
            <text:list-item>
              <text:p text:style-name="Text_20_body">The Details of How
</text:p>
            </text:list-item>
            <text:list-item>
              <text:p text:style-name="Text_20_body">Equipment::CPU, Memory, Disk, Network features and base performance characteristics
</text:p>
            </text:list-item>
            <text:list-item>
              <text:p text:style-name="Text_20_body">Software::Name, Version, Options
</text:p>
            </text:list-item>
            <text:list-item>
              <text:p text:style-name="Text_20_body">Scaffolding Scripts, Executables::Location, name, command arguments passed
</text:p>
            </text:list-item>
            <text:list-item>
              <text:p text:style-name="Text_20_body">Commands Typed:Use the script(1) command before you start any interactive session that will run test or other measurement code.  This command captures all commands typed and their output for later use.
</text:p>
            </text:list-item>
          </text:list>
        </text:list-item>
        <text:list-item>
          <text:p text:style-name="Text_20_body">
<text:bookmark-start text:name="OrgXref.org3abfe20"/>
<text:bookmark text:name="org3abfe20"/>Observations
<text:bookmark-end text:name="OrgXref.org3abfe20"/></text:p>
          <text:list text:style-name="OrgBulletedList" text:continue-numbering="false">
            <text:list-item>
              <text:p text:style-name="Text_20_body">Describe all that happens (planned or unplanned) during the experiment in narrative text.
</text:p>
            </text:list-item>
            <text:list-item>
              <text:p text:style-name="Text_20_body">Raw experimental data::Tables and other data that are small enough to fit directly into the notes may be place in this section.
</text:p>
            </text:list-item>
            <text:list-item>
              <text:p text:style-name="Text_20_body">Large Output Files::Point to the files, signed and stored in a repo, that contain any relevant output.
</text:p>
            </text:list-item>
          </text:list>
          <text:p text:style-name="Text_20_body">Org mode has a way to strike out text, C-c C-x C-f + which inserts plus mark characters that make a strikeout as in the following line:
</text:p>
          <text:p text:style-name="Text_20_body"><text:span text:style-name="Strikethrough">- This idea did not work out and therefore is struck out.</text:span>
</text:p>
          <text:p text:style-name="Text_20_body">In a Laboratory notebook we NEVER remove ideas, we leave them and strike them out.  Yes, we can recover text via the version control system but that's not suffiicent for our purpose, we need to have the strikeouts remain to work as a real lab notebook.
</text:p>
        </text:list-item>
        <text:list-item>
          <text:p text:style-name="Text_20_body">
<text:bookmark-start text:name="OrgXref.orgbee7937"/>
<text:bookmark text:name="orgbee7937"/>Data analysis
<text:bookmark-end text:name="OrgXref.orgbee7937"/></text:p>
          <text:p text:style-name="Text_20_body">Processing of raw data, graphs, interpretations
</text:p>
          <text:list text:style-name="OrgBulletedList" text:continue-numbering="false">
            <text:list-item>
              <text:p text:style-name="Text_20_body">Summarize your interpretation of the results of the experiment in narrative text.
</text:p>
            </text:list-item>
            <text:list-item>
              <text:p text:style-name="Text_20_body">Summary tables, graphs, images, etc. may be placed directly into the notes.
</text:p>
            </text:list-item>
            <text:list-item>
              <text:p text:style-name="Text_20_body">Large Tables, Graphs, Images etc.::Point to the files, signed and stored in a repo, that contain any relevant output.
</text:p>
            </text:list-item>
          </text:list>
        </text:list-item>
        <text:list-item>
          <text:p text:style-name="Text_20_body">
<text:bookmark-start text:name="OrgXref.org9c5d17d"/>
<text:bookmark text:name="org9c5d17d"/>Ideas for future experiments
<text:bookmark-end text:name="OrgXref.org9c5d17d"/></text:p>
          <text:list text:style-name="OrgBulletedList" text:continue-numbering="false">
            <text:list-item>
              <text:p text:style-name="Text_20_body">A list of further experiments that you believe that tease out new information.
</text:p>
            </text:list-item>
          </text:list>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gnn</dc:creator>
    <meta:initial-creator>gnn</meta:initial-creator>
    <dc:date>2024-03-21T10:01:50</dc:date>
    <meta:creation-date>2024-03-21T10:01:50</meta:creation-date>
    <meta:generator>Emacs 29.2 (Org mode 9.6.15)</meta:generator>
    <meta:keyword/>
    <dc:subject/>
    <dc:title/>
  </office:meta>
</office:document-meta>
</file>